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InterceptorsConfig.getGlobalReques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sConfig.RequestInterceptorsConfig( InterceptorConfig [ ] globalRequest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